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opacity="0%" draw:textarea-horizontal-align="center" draw:textarea-vertical-align="middle" draw:shadow-opacity="0%"/>
    </style:style>
    <style:style style:name="gr2" style:family="graphic" style:parent-style-name="standard">
      <style:graphic-properties draw:fill="solid" draw:fill-color="#cccccc" draw:textarea-horizontal-align="center" draw:textarea-vertical-align="middle"/>
    </style:style>
    <style:style style:name="gr3" style:family="graphic" style:parent-style-name="standard">
      <style:graphic-properties draw:fill-color="#94bd5e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8cm"/>
    </style:style>
    <style:style style:name="gr6" style:family="graphic" style:parent-style-name="standard">
      <style:graphic-properties draw:stroke="dash" draw:stroke-dash="Ultrafine_20_Dashed" draw:fill="solid" draw:fill-color="#cccccc" draw:fill-gradient-name="Gradient_20_1" draw:fill-hatch-name="Black_20_45_20_Degrees" draw:fill-hatch-solid="false" draw:textarea-horizontal-align="center" draw:textarea-vertical-align="middle" draw:shadow-offset-x="0.305cm" draw:shadow-offset-y="0.305cm"/>
    </style:style>
    <style:style style:name="gr7" style:family="graphic" style:parent-style-name="standard">
      <style:graphic-properties draw:fill-color="#7da647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44cm"/>
    </style:style>
    <style:style style:name="gr9" style:family="graphic" style:parent-style-name="standard">
      <style:graphic-properties draw:fill-color="#99ccff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3cm"/>
    </style:style>
    <style:style style:name="gr11" style:family="graphic" style:parent-style-name="standard">
      <style:graphic-properties draw:fill="solid" draw:fill-color="#cccccc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67cm"/>
    </style:style>
    <style:style style:name="gr13" style:family="graphic" style:parent-style-name="standard">
      <style:graphic-properties draw:fill-color="#47b8b8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fill="solid" draw:fill-color="#47b8b8" draw:textarea-horizontal-align="center" draw:textarea-vertical-align="middle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24.765cm" svg:height="7.182cm" svg:x="1.793cm" svg:y="7.484cm">
          <text:p/>
        </draw:rect>
        <draw:rect draw:style-name="gr2" draw:text-style-name="P1" draw:layer="layout" svg:width="24.947cm" svg:height="1.852cm" svg:x="1.723cm" svg:y="15.354cm">
          <text:p text:style-name="P1">Equinox/OSGi Framework +OSGi Standard Services</text:p>
        </draw:rect>
        <draw:rect draw:style-name="gr3" draw:text-style-name="P1" draw:layer="layout" svg:width="23.896cm" svg:height="0.982cm" svg:x="2.222cm" svg:y="13.102cm">
          <text:p text:style-name="P1">ECF Core</text:p>
        </draw:rect>
        <draw:rect draw:style-name="gr2" draw:text-style-name="P1" draw:layer="layout" svg:width="17.463cm" svg:height="1.27cm" svg:x="5.443cm" svg:y="8.316cm">
          <text:p text:style-name="P1">OSGi 4.2 Remote Services</text:p>
        </draw:rect>
        <draw:rect draw:style-name="gr4" draw:text-style-name="P1" draw:layer="layout" svg:width="8.618cm" svg:height="2.244cm" svg:x="15.323cm" svg:y="10.856cm">
          <text:p text:style-name="P1"><text:span text:style-name="T1">Providers/Protocols</text:span></text:p>
          <text:p text:style-name="P1"><text:span text:style-name="T2">Zeroconf, SLP/RFC 2608, </text:span></text:p>
          <text:p text:style-name="P1"><text:span text:style-name="T2">Zookeeper, file-based, others</text:span></text:p>
        </draw:rect>
        <draw:rect draw:style-name="gr4" draw:text-style-name="P1" draw:layer="layout" svg:width="8.618cm" svg:height="2.244cm" svg:x="4.445cm" svg:y="10.856cm">
          <text:p text:style-name="P1"><text:span text:style-name="T1">Providers/Protocols</text:span></text:p>
          <text:p text:style-name="P1"><text:span text:style-name="T2">R-OSGi, ActiveMQ/JMS, REST, </text:span></text:p>
          <text:p text:style-name="P1"><text:span text:style-name="T2">SOAP, XMPP, ECF generic</text:span></text:p>
        </draw:rect>
        <draw:rect draw:style-name="gr3" draw:text-style-name="P1" draw:layer="layout" svg:width="7.62cm" svg:height="1.27cm" svg:x="15.762cm" svg:y="9.586cm">
          <text:p text:style-name="P1">ECF Discovery API</text:p>
        </draw:rect>
        <draw:rect draw:style-name="gr3" draw:text-style-name="P1" draw:layer="layout" svg:width="7.62cm" svg:height="1.27cm" svg:x="4.967cm" svg:y="9.586cm">
          <text:p text:style-name="P1">ECF Remote Service API</text:p>
        </draw:rect>
        <draw:frame draw:style-name="gr5" draw:text-style-name="P2" draw:layer="layout" svg:width="3.175cm" svg:height="0.983cm" svg:x="1.98cm" svg:y="7.559cm">
          <draw:text-box>
            <text:p><text:span text:style-name="T1">ECF 3.2</text:span></text:p>
          </draw:text-box>
        </draw:frame>
        <draw:rect draw:style-name="gr6" draw:text-style-name="P3" draw:layer="layout" svg:width="16.246cm" svg:height="1.222cm" svg:x="6.032cm" svg:y="6.227cm">
          <text:p text:style-name="P3"><text:span text:style-name="T3">Declarative Services and/or other OSGi services frameworks</text:span></text:p>
        </draw:rect>
        <draw:rect draw:style-name="gr7" draw:text-style-name="P1" draw:layer="layout" svg:width="0.635cm" svg:height="0.635cm" svg:x="1.761cm" svg:y="18.438cm">
          <text:p/>
        </draw:rect>
        <draw:frame draw:style-name="gr8" draw:text-style-name="P4" draw:layer="layout" svg:width="2.949cm" svg:height="0.794cm" svg:x="2.532cm" svg:y="18.446cm">
          <draw:text-box>
            <text:p><text:span text:style-name="T4">ECF API</text:span></text:p>
          </draw:text-box>
        </draw:frame>
        <draw:rect draw:style-name="gr9" draw:text-style-name="P1" draw:layer="layout" svg:width="0.635cm" svg:height="0.635cm" svg:x="5.389cm" svg:y="18.438cm">
          <text:p/>
        </draw:rect>
        <draw:frame draw:style-name="gr10" draw:text-style-name="P4" draw:layer="layout" svg:width="4.65cm" svg:height="0.725cm" svg:x="6.16cm" svg:y="18.446cm">
          <draw:text-box>
            <text:p><text:span text:style-name="T4">ECF Providers/impls</text:span></text:p>
          </draw:text-box>
        </draw:frame>
        <draw:rect draw:style-name="gr11" draw:text-style-name="P1" draw:layer="layout" svg:width="0.635cm" svg:height="0.635cm" svg:x="12.647cm" svg:y="18.401cm">
          <text:p/>
        </draw:rect>
        <draw:frame draw:style-name="gr12" draw:text-style-name="P4" draw:layer="layout" svg:width="5.935cm" svg:height="1.199cm" svg:x="13.418cm" svg:y="18.409cm">
          <draw:text-box>
            <text:p><text:span text:style-name="T4">Standards-Defined components</text:span></text:p>
          </draw:text-box>
        </draw:frame>
        <draw:rect draw:style-name="gr13" draw:text-style-name="P1" draw:layer="layout" svg:width="23.624cm" svg:height="3.176cm" svg:x="2.343cm" svg:y="3.024cm">
          <text:p text:style-name="P1">Applications +</text:p>
          <text:p text:style-name="P1">Service Definitions (Service-Specific API) +</text:p>
          <text:p text:style-name="P1">Service Implementations</text:p>
        </draw:rect>
        <draw:frame draw:style-name="gr14" draw:text-style-name="P5" draw:layer="layout" svg:width="19.655cm" svg:height="1.136cm" svg:x="4.12cm" svg:y="1.134cm">
          <draw:text-box>
            <text:p text:style-name="P1"><text:span text:style-name="T5">OSGi 4.2 Remote Services with ECF</text:span></text:p>
          </draw:text-box>
        </draw:frame>
        <draw:rect draw:style-name="gr15" draw:text-style-name="P1" draw:layer="layout" svg:width="0.635cm" svg:height="0.635cm" svg:x="18.77cm" svg:y="18.402cm">
          <text:p/>
        </draw:rect>
        <draw:frame draw:style-name="gr12" draw:text-style-name="P4" draw:layer="layout" svg:width="5.935cm" svg:height="0.725cm" svg:x="19.541cm" svg:y="18.41cm">
          <draw:text-box>
            <text:p><text:span text:style-name="T4">Application</text:span></text:p>
          </draw:text-box>
        </draw:frame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cott Lewis</meta:initial-creator>
    <meta:creation-date>2010-01-14T14:34:38.78</meta:creation-date>
    <meta:editing-duration>PT03H29M37S</meta:editing-duration>
    <meta:editing-cycles>16</meta:editing-cycles>
    <dc:date>2010-01-16T18:27:33.21</dc:date>
    <dc:creator>Scott Lewis</dc:creator>
    <meta:generator>OpenOffice.org/3.0$Win32 OpenOffice.org_project/300m15$Build-9379</meta:generator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